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6pt" officeooo:paragraph-rsid="00058198" style:font-size-asian="16pt" style:font-size-complex="16pt"/>
    </style:style>
    <style:style style:name="P2" style:family="paragraph" style:parent-style-name="Standard">
      <style:text-properties fo:font-size="16pt" officeooo:paragraph-rsid="000dded0" style:font-size-asian="16pt" style:font-size-complex="16pt"/>
    </style:style>
    <style:style style:name="P3" style:family="paragraph" style:parent-style-name="Standard">
      <style:text-properties fo:font-size="16pt" officeooo:rsid="00058198" officeooo:paragraph-rsid="00058198" style:font-size-asian="16pt" style:font-size-complex="16pt"/>
    </style:style>
    <style:style style:name="P4" style:family="paragraph" style:parent-style-name="Standard">
      <style:text-properties fo:font-size="16pt" officeooo:rsid="0008a6c0" officeooo:paragraph-rsid="0008a6c0" style:font-size-asian="16pt" style:font-size-complex="16pt"/>
    </style:style>
    <style:style style:name="P5" style:family="paragraph" style:parent-style-name="Standard">
      <style:text-properties fo:font-size="16pt" officeooo:rsid="000dded0" officeooo:paragraph-rsid="000dded0" style:font-size-asian="16pt" style:font-size-complex="16pt"/>
    </style:style>
    <style:style style:name="P6" style:family="paragraph" style:parent-style-name="Standard">
      <style:text-properties fo:font-size="16pt" officeooo:paragraph-rsid="0011146c" style:font-size-asian="16pt" style:font-size-complex="16pt"/>
    </style:style>
    <style:style style:name="P7" style:family="paragraph" style:parent-style-name="Standard">
      <style:text-properties fo:font-size="16pt" officeooo:paragraph-rsid="00058198" style:font-size-asian="16pt" style:font-size-complex="16pt"/>
    </style:style>
    <style:style style:name="P8" style:family="paragraph" style:parent-style-name="Standard">
      <style:text-properties fo:font-size="16pt" officeooo:paragraph-rsid="0008a6c0" style:font-size-asian="16pt" style:font-size-complex="16pt"/>
    </style:style>
    <style:style style:name="P9" style:family="paragraph" style:parent-style-name="Standard">
      <style:text-properties fo:font-size="16pt" officeooo:paragraph-rsid="0016e8b9" style:font-size-asian="16pt" style:font-size-complex="16pt"/>
    </style:style>
    <style:style style:name="P10" style:family="paragraph" style:parent-style-name="Standard">
      <style:text-properties fo:font-size="16pt" officeooo:paragraph-rsid="001685a0"/>
    </style:style>
    <style:style style:name="T1" style:family="text">
      <style:text-properties officeooo:rsid="00058198"/>
    </style:style>
    <style:style style:name="T2" style:family="text">
      <style:text-properties officeooo:rsid="0008a6c0"/>
    </style:style>
    <style:style style:name="T3" style:family="text">
      <style:text-properties officeooo:rsid="000a9cff"/>
    </style:style>
    <style:style style:name="T4" style:family="text">
      <style:text-properties officeooo:rsid="000c6874"/>
    </style:style>
    <style:style style:name="T5" style:family="text">
      <style:text-properties officeooo:rsid="000dded0"/>
    </style:style>
    <style:style style:name="T6" style:family="text">
      <style:text-properties officeooo:rsid="000fa189"/>
    </style:style>
    <style:style style:name="T7" style:family="text">
      <style:text-properties officeooo:rsid="0011146c"/>
    </style:style>
    <style:style style:name="T8" style:family="text">
      <style:text-properties officeooo:rsid="0012462a"/>
    </style:style>
    <style:style style:name="T9" style:family="text">
      <style:text-properties officeooo:rsid="001382bc"/>
    </style:style>
    <style:style style:name="T10" style:family="text">
      <style:text-properties officeooo:rsid="00141e22"/>
    </style:style>
    <style:style style:name="T11" style:family="text">
      <style:text-properties officeooo:rsid="0014ec7a"/>
    </style:style>
    <style:style style:name="T12" style:family="text">
      <style:text-properties officeooo:rsid="0015221c"/>
    </style:style>
    <style:style style:name="T13" style:family="text">
      <style:text-properties fo:font-variant="normal" fo:text-transform="none" fo:color="#000000" style:font-name="sans-serif" fo:font-size="9.75pt" fo:letter-spacing="normal" fo:font-style="italic" fo:font-weight="normal" officeooo:rsid="001685a0"/>
    </style:style>
    <style:style style:name="T14" style:family="text">
      <style:text-properties fo:font-variant="normal" fo:text-transform="none" fo:color="#000000" style:font-name="sans-serif" fo:font-size="9.75pt" fo:letter-spacing="normal" fo:font-style="italic" fo:font-weight="normal" officeooo:rsid="001685a0" style:font-size-asian="16pt" style:font-size-complex="16pt"/>
    </style:style>
    <style:style style:name="T15" style:family="text">
      <style:text-properties officeooo:rsid="001685a0"/>
    </style:style>
    <style:style style:name="T16" style:family="text">
      <style:text-properties officeooo:rsid="0015221c" style:font-size-asian="16pt" style:font-size-complex="16pt"/>
    </style:style>
    <style:style style:name="T17" style:family="text">
      <style:text-properties officeooo:rsid="00141e22" style:font-size-asian="16pt" style:font-size-complex="16pt"/>
    </style:style>
    <style:style style:name="T18" style:family="text">
      <style:text-properties officeooo:rsid="00058198" style:font-size-asian="16pt" style:font-size-complex="16pt"/>
    </style:style>
    <style:style style:name="T19" style:family="text">
      <style:text-properties officeooo:rsid="000dded0" style:font-size-asian="16pt" style:font-size-complex="16pt"/>
    </style:style>
    <style:style style:name="T20" style:family="text">
      <style:text-properties officeooo:rsid="001685a0" style:font-size-asian="16pt" style:font-size-complex="16pt"/>
    </style:style>
    <style:style style:name="T21" style:family="text">
      <style:text-properties officeooo:rsid="0016e8b9" style:font-size-asian="16pt" style:font-size-complex="16pt"/>
    </style:style>
    <style:style style:name="T22" style:family="text">
      <style:text-properties officeooo:rsid="0016e8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A</text:span><text:span text:style-name="T1"> lot of the office and research work nowadays involves browsing and collecting </text:span><text:span text:style-name="T2">data from </text:span><text:span text:style-name="T1">different </text:span><text:span text:style-name="T2">sources.</text:span></text:p>
      <text:p text:style-name="P6"><text:span text:style-name="T2"/></text:p>
      <text:p text:style-name="P6"><text:span text:style-name="T7">To make sense out of them, u</text:span><text:span text:style-name="T2">sers </text:span><text:span text:style-name="T7">need</text:span><text:span text:style-name="T2"> custom integration and visualization.</text:span></text:p>
      <text:p text:style-name="P4"><text:span text:style-name="T8"/></text:p>
      <text:p text:style-name="P8"><text:span text:style-name="T11">The L</text:span><text:span text:style-name="T2">inked </text:span><text:span text:style-name="T11">O</text:span><text:span text:style-name="T2">pen </text:span><text:span text:style-name="T11">D</text:span><text:span text:style-name="T2">ata </text:span><text:span text:style-name="T11">effort </text:span><text:span text:style-name="T9">simplifies the</text:span><text:span text:style-name="T8"> access to </text:span><text:span text:style-name="T11">the </text:span><text:span text:style-name="T8">data, </text:span><text:span text:style-name="T9">b</text:span><text:span text:style-name="T1">ut design</text:span><text:span text:style-name="T11">ing</text:span><text:span text:style-name="T1"> </text:span><text:span text:style-name="T4">an</text:span><text:span text:style-name="T1"> application </text:span><text:span text:style-name="T4">you</text:span><text:span text:style-name="T1"> </text:span><text:span text:style-name="T9">have </text:span><text:span text:style-name="T11">still </text:span><text:span text:style-name="T9">to worry about a lot of implementation details</text:span><text:span text:style-name="T1">.</text:span></text:p>
      <text:p text:style-name="P3"/>
      <text:p text:style-name="P1"><text:span text:style-name="T1">Have you ever </text:span><text:span text:style-name="T4">dream</text:span><text:span text:style-name="T5">ed</text:span><text:span text:style-name="T4"> </text:span><text:span text:style-name="T1">of programming </text:span><text:span text:style-name="T9">as you were</text:span><text:span text:style-name="T1"> </text:span><text:span text:style-name="T5">sketch</text:span><text:span text:style-name="T9">ing</text:span><text:span text:style-name="T5"> </text:span><text:span text:style-name="T8">a workflow</text:span><text:span text:style-name="T5"> on a paper</text:span><text:span text:style-name="T1">?</text:span></text:p>
      <text:p text:style-name="P1"><text:span text:style-name="T1"/></text:p>
      <text:p text:style-name="P1"><text:span text:style-name="T10">W</text:span><text:span text:style-name="T3">ith that dream in mind</text:span><text:span text:style-name="T1">, </text:span><text:span text:style-name="T10">we built</text:span><text:span text:style-name="T1"> a web based interface to create interactive visualizations of </text:span><text:span text:style-name="T12">L</text:span><text:span text:style-name="T1">inked </text:span><text:span text:style-name="T12">D</text:span><text:span text:style-name="T1">ata. </text:span></text:p>
      <text:p text:style-name="P3"/>
      <text:p text:style-name="P10"><text:span text:style-name="T21">You compose</text:span><text:span text:style-name="T17"> </text:span><text:span text:style-name="T16">pipelines </text:span><text:span text:style-name="T17">using </text:span><text:span text:style-name="T18">components </text:span><text:span text:style-name="T19">based on</text:span><text:span text:style-name="T18"> Semantic Web standards as RDF </text:span><text:span text:style-name="T16">(read “</text:span><text:span text:style-name="T20">ar dee ef</text:span><text:span text:style-name="T16">”) </text:span><text:span text:style-name="T18">and SPARQL </text:span><text:span text:style-name="T16">(read “sparkle”)</text:span><text:span text:style-name="T18">.</text:span></text:p>
      <text:p text:style-name="P3"/>
      <text:p text:style-name="P2"><text:span text:style-name="T10">Another piece of software, the engine, execute t</text:span><text:span text:style-name="T1">he pipeline</text:span><text:span text:style-name="T10">s</text:span><text:span text:style-name="T1"> as web based </text:span><text:span text:style-name="T22">interactive applications</text:span><text:span text:style-name="T1">.</text:span></text:p>
      <text:p text:style-name="P3"/>
      <text:p text:style-name="P9"><text:span text:style-name="T11">The </text:span><text:span text:style-name="T12">pipelines</text:span><text:span text:style-name="T1"> can be published </text:span><text:span text:style-name="T11">as linked data, </text:span><text:span text:style-name="T1">allow</text:span><text:span text:style-name="T11">ing</text:span><text:span text:style-name="T1"> </text:span><text:span text:style-name="T11">them</text:span><text:span text:style-name="T1"> to be used or </text:span><text:span text:style-name="T5">improved</text:span><text:span text:style-name="T1"> by other </text:span><text:span text:style-name="T5">member</text:span><text:span text:style-name="T1">s </text:span><text:span text:style-name="T5">of your community</text:span><text:span text:style-name="T1">.</text:span></text:p>
      <text:p text:style-name="P3"/>
      <text:p text:style-name="P5">To know more and join <text:span text:style-name="T6">our</text:span> effort go to <text:a xlink:type="simple" xlink:href="http://www.swows.org/">swows.org</text:a> <text:span text:style-name="T12">(read “</text:span><text:span text:style-name="T15">swows dot org”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Ceriani</meta:initial-creator>
    <meta:creation-date>2013-09-30T16:25:37</meta:creation-date>
    <meta:printed-by>Miguel Ceriani</meta:printed-by>
    <meta:print-date>2013-09-30T17:53:42</meta:print-date>
    <dc:date>2013-09-30T21:34:58</dc:date>
    <dc:creator>Miguel Ceriani</dc:creator>
    <meta:editing-duration>PT2H42M29S</meta:editing-duration>
    <meta:editing-cycles>8</meta:editing-cycles>
    <meta:generator>LibreOffice/4.0.2.2$Linux_x86 LibreOffice_project/400m0$Build-2</meta:generator>
    <meta:document-statistic meta:table-count="0" meta:image-count="0" meta:object-count="0" meta:page-count="1" meta:paragraph-count="9" meta:word-count="157" meta:character-count="941" meta:non-whitespace-character-count="792"/>
  </office:meta>
</office:document-meta>
</file>